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This is a test ODT document.</text:p>
      <text:p>Second paragraph in ODT.</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StarOffice/8$Win32 OpenOffice.org_project/680m18$Build-9161</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dc:date>2025-11-18T20:16:59</dc:date>
    <meta:editing-cycles>2</meta:editing-cycles>
    <meta:editing-duration>PT0.008S</meta:editing-duration>
    <meta:creation-date>2025-11-18T20:16:59</meta:creation-date>
  </office:meta>
</office:document-meta>
</file>